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a61" officeooo:paragraph-rsid="00060a61"/>
    </style:style>
    <style:style style:name="P2" style:family="paragraph" style:parent-style-name="Standard">
      <style:text-properties officeooo:rsid="0006774c" officeooo:paragraph-rsid="0006774c"/>
    </style:style>
    <style:style style:name="P3" style:family="paragraph" style:parent-style-name="Standard">
      <style:text-properties officeooo:rsid="000958b1" officeooo:paragraph-rsid="000958b1"/>
    </style:style>
    <style:style style:name="P4" style:family="paragraph" style:parent-style-name="Standard">
      <style:text-properties officeooo:rsid="000a8d0d" officeooo:paragraph-rsid="000a8d0d"/>
    </style:style>
    <style:style style:name="P5" style:family="paragraph" style:parent-style-name="Standard">
      <style:text-properties officeooo:rsid="000b9b88" officeooo:paragraph-rsid="000c49ea"/>
    </style:style>
    <style:style style:name="P6" style:family="paragraph" style:parent-style-name="Standard">
      <style:text-properties officeooo:rsid="000e5d14" officeooo:paragraph-rsid="000e5d14"/>
    </style:style>
    <style:style style:name="P7" style:family="paragraph" style:parent-style-name="Standard">
      <style:text-properties officeooo:rsid="0012a094" officeooo:paragraph-rsid="0012a094"/>
    </style:style>
    <style:style style:name="P8" style:family="paragraph" style:parent-style-name="Standard">
      <style:text-properties officeooo:rsid="001471c6" officeooo:paragraph-rsid="001471c6"/>
    </style:style>
    <style:style style:name="T1" style:family="text">
      <style:text-properties officeooo:rsid="0007d8c9"/>
    </style:style>
    <style:style style:name="T2" style:family="text">
      <style:text-properties officeooo:rsid="0009f279"/>
    </style:style>
    <style:style style:name="T3" style:family="text">
      <style:text-properties officeooo:rsid="000c49ea"/>
    </style:style>
    <style:style style:name="T4" style:family="text">
      <style:text-properties officeooo:rsid="000f65c7"/>
    </style:style>
    <style:style style:name="T5" style:family="text">
      <style:text-properties officeooo:rsid="001471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, 13, 14, 15 NO</text:p>
      <text:p text:style-name="P1"/>
      <text:p text:style-name="P1">1.1 – Si </text:p>
      <text:p text:style-name="P1">1.2 – <text:span text:style-name="T1">uso1</text:span></text:p>
      <text:p text:style-name="P3">1.3 – <text:span text:style-name="T3">Si</text:span></text:p>
      <text:p text:style-name="P4">1.4 - eso1:x:1001:1001:eso 1,,,:/home/eso1:/bin/bash || eso1:$6$0s.GdbFV$IEIv8Sim8vjYQUPGhHrtgeLaVxtxjDYJ235Vu4Bd9q8213yE.lSonF2KlppPPZie7U.SFEN8HxMmQqBVNTrcb/:17870:0:99999:7:::</text:p>
      <text:p text:style-name="P4"/>
      <text:p text:style-name="P5">2.1 – <text:span text:style-name="T3">Si</text:span></text:p>
      <text:p text:style-name="P5"><text:span text:style-name="T3">2.2 – aso2</text:span></text:p>
      <text:p text:style-name="P5"><text:span text:style-name="T3">2.3 – Si</text:span></text:p>
      <text:p text:style-name="P6">2.4 – aso2:x:1002:1002:eso2,,,:/home/aso2:/bin/bash <text:span text:style-name="T4">|| aso2:$6$sJG9R9Fo$j/XulhNaB/T.N.gLgU9voQpIXdm84yOAJ5sBvMXG8jCpWDhuOVwbBp/MDIjFaAMatTZNyYt7D.GnDxsceP8.K/:17870:0:99999:7:::</text:span></text:p>
      <text:p text:style-name="P6"/>
      <text:p text:style-name="P7">3.1 – <text:span text:style-name="T5">No</text:span></text:p>
      <text:p text:style-name="P8">3.2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56:05.194878042</meta:creation-date>
    <dc:date>2018-12-05T12:38:28.517955115</dc:date>
    <meta:editing-duration>PT1H42M25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31" meta:character-count="438" meta:non-whitespace-character-count="408"/>
  </office:meta>
</office:document-meta>
</file>